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23a" officeooo:paragraph-rsid="0018723a"/>
    </style:style>
    <style:style style:name="P2" style:family="paragraph" style:parent-style-name="Standard">
      <style:text-properties officeooo:rsid="0018723a" officeooo:paragraph-rsid="0019124f"/>
    </style:style>
    <style:style style:name="P3" style:family="paragraph" style:parent-style-name="Standard">
      <style:text-properties officeooo:rsid="0019124f" officeooo:paragraph-rsid="0019124f"/>
    </style:style>
    <style:style style:name="P4" style:family="paragraph" style:parent-style-name="Standard">
      <style:text-properties officeooo:rsid="001b244d" officeooo:paragraph-rsid="001b244d"/>
    </style:style>
    <style:style style:name="P5" style:family="paragraph" style:parent-style-name="Standard">
      <style:text-properties officeooo:rsid="001c9502" officeooo:paragraph-rsid="001c9502"/>
    </style:style>
    <style:style style:name="T1" style:family="text">
      <style:text-properties officeooo:rsid="0018723a"/>
    </style:style>
    <style:style style:name="T2" style:family="text">
      <style:text-properties officeooo:rsid="0019124f"/>
    </style:style>
    <style:style style:name="T3" style:family="text">
      <style:text-properties officeooo:rsid="001ae1ca"/>
    </style:style>
    <style:style style:name="T4" style:family="text">
      <style:text-properties officeooo:rsid="001b24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Crie um programa em python que tenha dois arquivos:</text:p>
      <text:p text:style-name="P1">- arquivo 1: principal.py</text:p>
      <text:p text:style-name="P1">- arquivo 2: <text:span text:style-name="T2">matematica/</text:span>calculadora.py</text:p>
      <text:p text:style-name="P1">No arquivo 2 implemente os métodos:<text:line-break/>- soma(n1, n2): retorna a soma entre eles;</text:p>
      <text:p text:style-name="P1">- subtracao(n1, n2): retorna n1-n2;</text:p>
      <text:p text:style-name="P1">- multiplicacao(n1, n2): retorna n1 * n2;</text:p>
      <text:p text:style-name="P1">- divisao(n1, n2): retorna n1/n2. Obs: se n2 for 0 deve devolver a seguinte mensagem de erro: “Não é possível dividir por zero!”</text:p>
      <text:p text:style-name="P1">- soma<text:span text:style-name="T2">_todos(*numeros): recebe um número variável de inteiros e devolve a soma de todos os números.</text:span></text:p>
      <text:p text:style-name="P3">Na função principal vc deve importar os métodos de calculadora.py e testar um-a-um</text:p>
      <text:p text:style-name="P3"/>
      <text:p text:style-name="P3">2- <text:s/>Crie um programa <text:span text:style-name="T1">em python que tenha dois arquivos:</text:span></text:p>
      <text:p text:style-name="P2">- arquivo 1: principal.py</text:p>
      <text:p text:style-name="P2">- arquivo 2: <text:span text:style-name="T2">matematica/operacoes_especiais</text:span>.py</text:p>
      <text:p text:style-name="P2">No arquivo 2 implemente os métodos:<text:line-break/>- <text:span text:style-name="T2">determinante</text:span>(<text:span text:style-name="T2">matriz</text:span>): <text:span text:style-name="T2">retorna o determinante de uma matriz 2 x 2. Deve validar se a matriz é 2 x 2 e, se nao for, imprimir a seguinte mensagem: “Matriz tem que ser quadrada e de ordem 2!”</text:span></text:p>
      <text:p text:style-name="P2">- <text:span text:style-name="T2">potencia(n1, n2): devolve n1 elevado a n2. Detalhe: se n1 for 0, o resultado deve ser 1 e se n2 &lt; 0 deve ser entendido como uma radiciação (não utilizar funções prontas do python!</text:span>;</text:p>
      <text:p text:style-name="P2">- </text:p>
      <text:p text:style-name="P3">Na função principal vc deve importar os métodos de operacoes_especiais.py e testar um-a-um</text:p>
      <text:p text:style-name="P3"/>
      <text:p text:style-name="P3">3- <text:span text:style-name="T3">Crie um programa </text:span><text:span text:style-name="T4">que leia os produtos comprados de um arquivo csv com o seguinte header:<text:line-break/>codigo, descricao, valor unitario, quantidade (vc deve preencher o arquivo com vários produtos, alores e etc...)</text:span></text:p>
      <text:p text:style-name="P4">E devolva impresso na tela o seguinte texto:</text:p>
      <text:p text:style-name="P4">código ---- valor unitário ---- quantidade --- valor total</text:p>
      <text:p text:style-name="P4"/>
      <text:p text:style-name="P4"/>
      <text:p text:style-name="P4">Valor total da compra:</text:p>
      <text:p text:style-name="P4"/>
      <text:p text:style-name="P4">4 - Escreva um programa que leia um arquivo texto.txt e conte quantas vezes cada palavra aparece no texto (ignore maiúsculas/minúsculas e pontuação). Salve o resultado em um dicionário e exiba as 3 palavras mais frequentes.</text:p>
      <text:p text:style-name="P4"/>
      <text:p text:style-name="P4">5 - Crie uma tabela alunos para gerenciar estudantes.</text:p>
      <text:p text:style-name="P5">Criação da tabela:</text:p>
      <text:p text:style-name="P5"/>
      <text:p text:style-name="P5">CREATE DATABASE escola;</text:p>
      <text:p text:style-name="P5">USE escola;</text:p>
      <text:p text:style-name="P5"/>
      <text:p text:style-name="P5">CREATE TABLE alunos (</text:p>
      <text:p text:style-name="P5"><text:s text:c="4"/>id INT AUTO_INCREMENT PRIMARY KEY,</text:p>
      <text:p text:style-name="P5"><text:s text:c="4"/>nome VARCHAR(100) NOT NULL,</text:p>
      <text:p text:style-name="P5"><text:s text:c="4"/>idade INT,</text:p>
      <text:p text:style-name="P5"><text:s text:c="4"/>nota FLOAT</text:p>
      <text:p text:style-name="P5">);</text:p>
      <text:p text:style-name="P5"/>
      <text:p text:style-name="P5">Comando para inserir registro:</text:p>
      <text:p text:style-name="P5">INSERT INTO funcionarios (nome, cargo, salario) VALUES </text:p>
      <text:p text:style-name="P5"><text:soft-page-break/>('João', 'Gerente', 5000.00);</text:p>
      <text:p text:style-name="P5"/>
      <text:p text:style-name="P5">Comando para listar todos:<text:line-break/>SELECT * FROM funcionarios ORDER BY salario DESC;</text:p>
      <text:p text:style-name="P5"/>
      <text:p text:style-name="P5">Crie um programa, dividido em módulos, que adicione e liste todos os funcionári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19:12:31.390177776</meta:creation-date>
    <dc:date>2025-05-19T20:16:14.075446157</dc:date>
    <meta:editing-duration>PT5M54S</meta:editing-duration>
    <meta:editing-cycles>1</meta:editing-cycles>
    <meta:document-statistic meta:table-count="0" meta:image-count="0" meta:object-count="0" meta:page-count="2" meta:paragraph-count="36" meta:word-count="370" meta:character-count="2253" meta:non-whitespace-character-count="1899"/>
    <meta:generator>LibreOffice/24.2.7.2$Linux_X86_64 LibreOffice_project/420$Build-2</meta:generator>
  </office:meta>
</office:document-meta>
</file>